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9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1YR_B25044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Owner occupied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Owner occupied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Owner occupied: - No vehicle availabl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Owner occupied: - No vehicle availabl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Owner occupied: - 1 vehicle available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Owner occupied: - 1 vehicle available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Owner occupied: - 2 vehicles available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Owner occupied: - 2 vehicles available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Owner occupied: - 3 vehicles availabl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Owner occupied: - 3 vehicles available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Owner occupied: - 4 vehicles availabl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Owner occupied: - 4 vehicles available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Owner occupied: - 5 or more vehicles available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Owner occupied: - 5 or more vehicles available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Renter occupied: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Renter occupied: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Renter occupied: - No vehicle available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Renter occupied: - No vehicle available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Renter occupied: - 1 vehicle available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Renter occupied: - 1 vehicle available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Renter occupied: - 2 vehicles available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Renter occupied: - 2 vehicles available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Renter occupied: - 3 vehicles available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Renter occupied: - 3 vehicles available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Renter occupied: - 4 vehicles available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Renter occupied: - 4 vehicles available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Renter occupied: - 5 or more vehicles available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Renter occupied: - 5 or more vehicles avail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/6.0.7.3$Linux_X86_64 LibreOffice_project/00m0$Build-3</meta:generator>
  </office:meta>
</office:document-meta>
</file>